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7.65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deleteAddedAllergy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7" office:value-type="string">
            <text:p>Weekdays</text:p>
          </table:table-cell>
          <table:table-cell table:style-name="ce15" office:value-type="string">
            <text:p>Websit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5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8"/>
        </table:table-row>
        <table:table-row table:style-name="ro3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8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10:28</dc:date>
    <meta:creation-date>2014-12-16T16:26:20Z</meta:creation-date>
    <meta:editing-cycles>77</meta:editing-cycles>
    <meta:editing-duration>P1DT11H37M35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